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2.2222in" table:align="left"/>
    </style:style>
    <style:style style:name="Table2.A" style:family="table-column">
      <style:table-column-properties style:column-width="0.8604in"/>
    </style:style>
    <style:style style:name="Table2.B" style:family="table-column">
      <style:table-column-properties style:column-width="0.85in"/>
    </style:style>
    <style:style style:name="Table2.C" style:family="table-column">
      <style:table-column-properties style:column-width="0.511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Preformatted_20_Text">
      <style:text-properties officeooo:paragraph-rsid="00129c82"/>
    </style:style>
    <style:style style:name="P3" style:family="paragraph" style:parent-style-name="Preformatted_20_Text">
      <style:text-properties fo:font-size="9pt" officeooo:paragraph-rsid="00129c82" style:font-size-asian="9pt" style:font-size-complex="9pt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29c82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break-before="page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29c82" style:font-size-asian="9pt" style:font-size-complex="9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is the final, complete, and robust version of the Python code to calculate the DataFrame of consecutive court sessions, respecting weekends and skipping your custom holidays.</text:p>
      <text:h text:style-name="Heading_20_2" text:outline-level="2">Final Code for Consecutive Sessions</text:h>
      <text:p text:style-name="Text_20_body">This code assumes your DataFrame <text:span text:style-name="Source_20_Text">df</text:span> has been loaded with the columns <text:span text:style-name="Source_20_Text">'SessionDate'</text:span> (as a datetime type) and <text:span text:style-name="Source_20_Text">'SessionDescription'</text:span>.</text:p>
      <text:p text:style-name="P1">Pyth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Source_20_Text"><text:span text:style-name="T1">import pandas as pd</text:span></text:span></text:p>
            <text:p text:style-name="P2"><text:span text:style-name="Source_20_Text"><text:span text:style-name="T1">from pandas.tseries.offsets import CustomBusinessDay</text:span></text:span></text:p>
            <text:p text:style-name="P3"/>
            <text:p text:style-name="P2"><text:span text:style-name="Source_20_Text"><text:span text:style-name="T1"># --- SETUP (Assume df is loaded, but re-validate data types and sort) ---</text:span></text:span></text:p>
            <text:p text:style-name="P3"/>
            <text:p text:style-name="P2"><text:span text:style-name="Source_20_Text"><text:span text:style-name="T1"># Example data for testing (Replace this with your actual df loading)</text:span></text:span></text:p>
            <text:p text:style-name="P2"><text:span text:style-name="Source_20_Text"><text:span text:style-name="T1">df = pd.DataFrame({</text:span></text:span></text:p>
            <text:p text:style-name="P2"><text:span text:style-name="Source_20_Text"><text:span text:style-name="T1"><text:s text:c="4"/>'SessionDate': ['2024-03-29', '2024-04-01', '2024-04-02', '2024-04-03', '2024-04-04', '2024-04-09'],</text:span></text:span></text:p>
            <text:p text:style-name="P2"><text:span text:style-name="Source_20_Text"><text:span text:style-name="T1"><text:s text:c="4"/>'SessionDescription': ['A', 'B', 'C', 'D', 'E', 'F']</text:span></text:span></text:p>
            <text:p text:style-name="P2"><text:span text:style-name="Source_20_Text"><text:span text:style-name="T1">})</text:span></text:span></text:p>
            <text:p text:style-name="P2"><text:span text:style-name="Source_20_Text"><text:span text:style-name="T2">#==================================================================================</text:span></text:span></text:p>
            <text:p text:style-name="P2"><text:span text:style-name="Source_20_Text"><text:span text:style-name="T1"># Crucial step: Ensure SessionDate is datetime and sorted</text:span></text:span></text:p>
            <text:p text:style-name="P2"><text:span text:style-name="Source_20_Text"><text:span text:style-name="T1">df['SessionDate'] = pd.to_datetime(df['SessionDate'])</text:span></text:span></text:p>
            <text:p text:style-name="P2"><text:span text:style-name="Source_20_Text"><text:span text:style-name="T1">df = df.sort_values(by='SessionDate').reset_index(drop=True)</text:span></text:span></text:p>
            <text:p text:style-name="P3"/>
            <text:p text:style-name="P2"><text:span text:style-name="Source_20_Text"><text:span text:style-name="T1"># Define your list of custom holidays (as pd.Timestamp objects)</text:span></text:span></text:p>
            <text:p text:style-name="P2"><text:span text:style-name="Source_20_Text"><text:span text:style-name="T1">custom_holidays = [</text:span></text:span></text:p>
            <text:p text:style-name="P2"><text:span text:style-name="Source_20_Text"><text:span text:style-name="T1"><text:s text:c="4"/>pd.Timestamp('202</text:span></text:span><text:span text:style-name="Source_20_Text"><text:span text:style-name="T2">5</text:span></text:span><text:span text:style-name="Source_20_Text"><text:span text:style-name="T1">-03-29'), # Good Friday example</text:span></text:span></text:p>
            <text:p text:style-name="P2"><text:span text:style-name="Source_20_Text"><text:span text:style-name="T1"><text:s text:c="4"/>pd.Timestamp('202</text:span></text:span><text:span text:style-name="Source_20_Text"><text:span text:style-name="T2">5</text:span></text:span><text:span text:style-name="Source_20_Text"><text:span text:style-name="T1">-05-27'), # Memorial Day example</text:span></text:span></text:p>
            <text:p text:style-name="P2"><text:span text:style-name="Source_20_Text"><text:span text:style-name="T1"><text:s text:c="4"/>pd.Timestamp('202</text:span></text:span><text:span text:style-name="Source_20_Text"><text:span text:style-name="T2">5</text:span></text:span><text:span text:style-name="Source_20_Text"><text:span text:style-name="T1">-07-04') <text:s/># Independence Day example</text:span></text:span></text:p>
            <text:p text:style-name="P2"><text:span text:style-name="Source_20_Text"><text:span text:style-name="T1">]</text:span></text:span></text:p>
            <text:p text:style-name="P3"/>
            <text:p text:style-name="P2"><text:span text:style-name="Source_20_Text"><text:span text:style-name="T1"># --- 1. DEFINE CUSTOM CALENDAR ---</text:span></text:span></text:p>
            <text:p text:style-name="P2"><text:span text:style-name="Source_20_Text"><text:span text:style-name="T1"># Defines a calendar that counts Mon-Fri and skips the holidays list</text:span></text:span></text:p>
            <text:p text:style-name="P2"><text:span text:style-name="Source_20_Text"><text:span text:style-name="T1">workday_calendar = CustomBusinessDay(</text:span></text:span></text:p>
            <text:p text:style-name="P2"><text:span text:style-name="Source_20_Text"><text:span text:style-name="T1"><text:s text:c="4"/>weekmask='Mon Tue Wed Thu Fri',</text:span></text:span></text:p>
            <text:p text:style-name="P2"><text:span text:style-name="Source_20_Text"><text:span text:style-name="T1"><text:s text:c="4"/>holidays=custom_holidays</text:span></text:span></text:p>
            <text:p text:style-name="P2"><text:span text:style-name="Source_20_Text"><text:span text:style-name="T1">)</text:span></text:span></text:p>
            <text:p text:style-name="P3"/>
            <text:p text:style-name="P2"><text:span text:style-name="Source_20_Text"><text:span text:style-name="T1"># --- 2. CALCULATE EXPECTED NEXT DATE ---</text:span></text:span></text:p>
            <text:p text:style-name="P2"><text:span text:style-name="Source_20_Text"><text:span text:style-name="T1"># Shift the dates up by one row (getting the previous day's date).</text:span></text:span></text:p>
            <text:p text:style-name="P2"><text:span text:style-name="Source_20_Text"><text:span text:style-name="T1"># Then, use .apply() with a check for pd.notna() to safely add the CustomBusinessDay offset.</text:span></text:span></text:p>
            <text:p text:style-name="P2"><text:span text:style-name="Source_20_Text"><text:span text:style-name="T1">date_series_shifted = df['SessionDate'].shift(1)</text:span></text:span></text:p>
            <text:p text:style-name="P3"/>
            <text:p text:style-name="P2"><text:span text:style-name="Source_20_Text"><text:span text:style-name="T1">expected_next_date = date_series_shifted.apply(</text:span></text:span></text:p>
            <text:p text:style-name="P2"><text:span text:style-name="Source_20_Text"><text:span text:style-name="T1"><text:s text:c="4"/>lambda x: x + workday_calendar if pd.notna(x) else pd.NaT</text:span></text:span></text:p>
            <text:p text:style-name="P2"><text:span text:style-name="Source_20_Text"><text:span text:style-name="T1">)</text:span></text:span></text:p>
            <text:p text:style-name="P3"/>
            <text:p text:style-name="P2"><text:span text:style-name="Source_20_Text"><text:span text:style-name="T1"># --- 3. IDENTIFY CONSECUTIVE ROWS ---</text:span></text:span></text:p>
            <text:p text:style-name="P2"><text:span text:style-name="Source_20_Text"><text:span text:style-name="T1"># Compare the current row's SessionDate with the calculated expected next date.</text:span></text:span></text:p>
            <text:p text:style-name="P2"><text:span text:style-name="Source_20_Text"><text:span text:style-name="T1"># This boolean Series is True only for the *second* day of a consecutive pair.</text:span></text:span></text:p>
            <text:p text:style-name="P2"><text:span text:style-name="Source_20_Text"><text:span text:style-name="T1">is_consecutive = (df['SessionDate'] == expected_next_date)</text:span></text:span></text:p>
            <text:p text:style-name="P3"/>
            <text:p text:style-name="P2"><text:span text:style-name="Source_20_Text"><text:span text:style-name="T1"># Filter the DataFrame to show only the rows that are part of a consecutive pair</text:span></text:span></text:p>
            <text:p text:style-name="P2"><text:span text:style-name="Source_20_Text"><text:span text:style-name="T1">consecutive_rows = df[is_consecutive].copy()</text:span></text:span></text:p>
            <text:p text:style-name="P3"/>
            <text:p text:style-name="P2"><text:span text:style-name="Source_20_Text"><text:span text:style-name="T1">print("DataFrame of Consecutive Sessions (The second date in each pair):")</text:span></text:span></text:p>
            <text:p text:style-name="P4"><text:span text:style-name="Source_20_Text"><text:span text:style-name="T1">print(consecutive_rows)</text:span></text:span></text:p>
          </table:table-cell>
        </table:table-row>
      </table:table>
      <text:p text:style-name="Preformatted_20_Text"><text:soft-page-break/><text:span text:style-name="Source_20_Text"/></text:p>
      <text:p text:style-name="Horizontal_20_Line"/>
      <text:h text:style-name="Heading_20_2" text:outline-level="2">How the Code Works</text:h>
      <text:p text:style-name="Text_20_body">The logic relies on creating a <text:span text:style-name="T3">virtual, perfect business calendar</text:span> and comparing the actual dates in your data against it.</text:p>
      <text:h text:style-name="Heading_20_3" text:outline-level="3">1. The Custom Calendar (<text:span text:style-name="Source_20_Text">workday_calendar</text:span>)</text:h>
      <text:list text:style-name="L1">
        <text:list-item>
          <text:p text:style-name="P5"><text:span text:style-name="T3">Goal:</text:span> Create a tool that, when given any date, can correctly calculate the <text:span text:style-name="T4">next valid working day</text:span>, respecting your rules.</text:p>
        </text:list-item>
        <text:list-item>
          <text:p text:style-name="P5"><text:span text:style-name="T3">Mechanism:</text:span> <text:span text:style-name="Source_20_Text">CustomBusinessDay</text:span> handles this:</text:p>
          <text:list>
            <text:list-item>
              <text:p text:style-name="P5"><text:span text:style-name="Source_20_Text">weekmask='Mon Tue Wed Thu Fri'</text:span> tells it to <text:span text:style-name="T3">skip all Saturdays and Sundays</text:span>.</text:p>
            </text:list-item>
            <text:list-item>
              <text:p text:style-name="P5"><text:span text:style-name="Source_20_Text">holidays=custom_holidays</text:span> tells it to <text:span text:style-name="T3">skip your specific holiday dates</text:span>.</text:p>
            </text:list-item>
          </text:list>
        </text:list-item>
        <text:list-item>
          <text:p text:style-name="P5"><text:span text:style-name="T3">Result:</text:span> When you use <text:span text:style-name="Source_20_Text">Date + workday_calendar</text:span>, the result is the correct next business day, automatically jumping from Friday to Monday, or over a holiday to the next workday. (e.g., Friday, March 28 + <text:span text:style-name="Source_20_Text">workday_calendar</text:span> = Monday, March 31, unless March 31 is also a holiday).</text:p>
        </text:list-item>
      </text:list>
      <text:h text:style-name="Heading_20_3" text:outline-level="3">2. The Shift and Apply Operation</text:h>
      <text:list text:style-name="L2">
        <text:list-item>
          <text:p text:style-name="P6"><text:span text:style-name="T3">Goal:</text:span> For every row, determine what the date <text:span text:style-name="T4">should</text:span> be if it were perfectly consecutive with the date in the row immediately preceding it.</text:p>
        </text:list-item>
        <text:list-item>
          <text:p text:style-name="P6"><text:span text:style-name="Source_20_Text"><text:span text:style-name="T3">df['SessionDate'].shift(1)</text:span></text:span><text:span text:style-name="T3">:</text:span> This moves the entire column down by one row. This gives you the <text:span text:style-name="T3">"Previous Session Date"</text:span>. The first row gets a value of <text:span text:style-name="Source_20_Text">NaT</text:span> (Not a Time).</text:p>
        </text:list-item>
        <text:list-item>
          <text:p text:style-name="P6"><text:span text:style-name="Source_20_Text"><text:span text:style-name="T3">.apply(lambda x: x + workday_calendar if pd.notna(x) else pd.NaT)</text:span></text:span><text:span text:style-name="T3">:</text:span> This is the core logic and error fix:</text:p>
          <text:list>
            <text:list-item>
              <text:p text:style-name="P6">It checks each date (<text:span text:style-name="Source_20_Text">x</text:span>) from the shifted column.</text:p>
            </text:list-item>
            <text:list-item>
              <text:p text:style-name="P6">If the date is valid (<text:span text:style-name="Source_20_Text">pd.notna(x)</text:span>), it adds the custom calendar offset (<text:span text:style-name="Source_20_Text">x + workday_calendar</text:span>) to calculate the <text:span text:style-name="T3">"Expected Next Session Date."</text:span></text:p>
            </text:list-item>
            <text:list-item>
              <text:p text:style-name="P6">If the date is <text:span text:style-name="Source_20_Text">NaT</text:span> (which only happens on the very first row), it returns <text:span text:style-name="Source_20_Text">pd.NaT</text:span>, safely avoiding the <text:span text:style-name="Source_20_Text">TypeError</text:span>.</text:p>
            </text:list-item>
          </text:list>
        </text:list-item>
      </text:list>
      <text:h text:style-name="Heading_20_3" text:outline-level="3">3. The Comparison (<text:span text:style-name="Source_20_Text">is_consecutive</text:span>)</text:h>
      <text:list text:style-name="L3">
        <text:list-item>
          <text:p text:style-name="P7"><text:span text:style-name="T3">Goal:</text:span> Find where reality matches the expectation.</text:p>
        </text:list-item>
        <text:list-item>
          <text:p text:style-name="P7"><text:span text:style-name="Source_20_Text"><text:span text:style-name="T3">df['SessionDate'] == expected_next_date</text:span></text:span><text:span text:style-name="T3">:</text:span> This comparison creates a Boolean Series:</text:p>
          <text:list>
            <text:list-item>
              <text:p text:style-name="P7"><text:soft-page-break/>If the current session's actual date <text:span text:style-name="T3">equals</text:span> the calculated "Expected Next Session Date," the value is <text:span text:style-name="Source_20_Text">True</text:span>. This means the current row is <text:span text:style-name="T3">consecutive</text:span> with the previous one.</text:p>
            </text:list-item>
          </text:list>
        </text:list-item>
        <text:list-item>
          <text:p text:style-name="P7"><text:span text:style-name="T3">Result:</text:span> The final filter, <text:span text:style-name="Source_20_Text">df[is_consecutive]</text:span>, returns only the sessions that are the second (or subsequent) part of a consecutive working day sequence.</text:p>
        </text:list-item>
      </text:list>
      <text:p text:style-name="Standard"/>
      <text:p text:style-name="P8">That's the logical next step! To show the <text:span text:style-name="T3">date range</text:span> (start date and end date) of the consecutive sessions, we need to <text:span text:style-name="T3">group</text:span> the consecutive rows identified in the previous step.</text:p>
      <text:p text:style-name="Text_20_body">The key to grouping consecutive values is creating a <text:span text:style-name="T3">group identifier</text:span> that increments only when a break in the sequence occurs.</text:p>
      <text:p text:style-name="Text_20_body">Here is the final code, including the logic to identify consecutive groups and extract their date ranges.</text:p>
      <text:h text:style-name="Heading_20_2" text:outline-level="2">Final Code: Grouping Consecutive Date Ranges</text:h>
      <text:p text:style-name="Text_20_body">This code builds directly on the previous consecutive check. We'll use the <text:span text:style-name="T3">difference (</text:span><text:span text:style-name="Source_20_Text"><text:span text:style-name="T3">diff()</text:span></text:span><text:span text:style-name="T3">)</text:span> in a special way to flag the start of each new consecutive block.</text:p>
      <text:p text:style-name="P1">Python</text:p>
      <text:p text:style-name="Preformatted_20_Text"><text:span text:style-name="Source_20_Text">import pandas as pd</text:span></text:p>
      <text:p text:style-name="Preformatted_20_Text"><text:span text:style-name="Source_20_Text">from pandas.tseries.offsets import CustomBusinessDay</text:span></text:p>
      <text:p text:style-name="Preformatted_20_Text"/>
      <text:p text:style-name="Preformatted_20_Text"><text:span text:style-name="Source_20_Text"># --- SETUP (Using the previous example data for demonstration) ---</text:span></text:p>
      <text:p text:style-name="Preformatted_20_Text"><text:span text:style-name="Source_20_Text">df = pd.DataFrame({</text:span></text:p>
      <text:p text:style-name="Preformatted_20_Text"><text:span text:style-name="Source_20_Text"><text:s text:c="4"/>'SessionDate': ['2024-03-29', '2024-04-01', '2024-04-02', '2024-04-03', '2024-04-04', '2024-04-09'],</text:span></text:p>
      <text:p text:style-name="Preformatted_20_Text"><text:span text:style-name="Source_20_Text"><text:s text:c="4"/>'SessionDescription': ['A', 'B', 'C', 'D', 'E', 'F']</text:span></text:p>
      <text:p text:style-name="Preformatted_20_Text"><text:span text:style-name="Source_20_Text">})</text:span></text:p>
      <text:p text:style-name="Preformatted_20_Text"><text:span text:style-name="Source_20_Text">df['SessionDate'] = pd.to_datetime(df['SessionDate'])</text:span></text:p>
      <text:p text:style-name="Preformatted_20_Text"><text:span text:style-name="Source_20_Text">df = df.sort_values(by='SessionDate').reset_index(drop=True)</text:span></text:p>
      <text:p text:style-name="Preformatted_20_Text"/>
      <text:p text:style-name="Preformatted_20_Text"><text:span text:style-name="Source_20_Text">custom_holidays = [</text:span></text:p>
      <text:p text:style-name="Preformatted_20_Text"><text:span text:style-name="Source_20_Text"><text:s text:c="4"/>pd.Timestamp('2024-03-29'), # Holiday: Fri</text:span></text:p>
      <text:p text:style-name="Preformatted_20_Text"><text:span text:style-name="Source_20_Text"><text:s text:c="4"/>pd.Timestamp('2024-05-27'),</text:span></text:p>
      <text:p text:style-name="Preformatted_20_Text"><text:span text:style-name="Source_20_Text"><text:s text:c="4"/>pd.Timestamp('2024-07-04')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workday_calendar = CustomBusinessDay(</text:span></text:p>
      <text:p text:style-name="Preformatted_20_Text"><text:span text:style-name="Source_20_Text"><text:s text:c="4"/>weekmask='Mon Tue Wed Thu Fri',</text:span></text:p>
      <text:p text:style-name="Preformatted_20_Text"><text:span text:style-name="Source_20_Text"><text:s text:c="4"/>holidays=custom_holidays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# --- 1. IDENTIFY CONSECUTIVE ROWS ---</text:span></text:p>
      <text:p text:style-name="Preformatted_20_Text"><text:span text:style-name="Source_20_Text">date_series_shifted = df['SessionDate'].shift(1)</text:span></text:p>
      <text:p text:style-name="Preformatted_20_Text"/>
      <text:p text:style-name="Preformatted_20_Text"><text:span text:style-name="Source_20_Text">expected_next_date = date_series_shifted.apply(</text:span></text:p>
      <text:p text:style-name="Preformatted_20_Text"><text:span text:style-name="Source_20_Text"><text:s text:c="4"/>lambda x: x + workday_calendar if pd.notna(x) else pd.NaT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# Boolean Series: True if current row is consecutive to the previous one</text:span></text:p>
      <text:p text:style-name="Preformatted_20_Text"><text:span text:style-name="Source_20_Text">is_consecutive_to_previous = (df['SessionDate'] == expected_next_date)</text:span></text:p>
      <text:p text:style-name="Preformatted_20_Text"/>
      <text:p text:style-name="Preformatted_20_Text"/>
      <text:p text:style-name="Preformatted_20_Text"><text:span text:style-name="Source_20_Text"># --- 2. CREATE A GROUP ID FOR CONSECUTIVE BLOCKS ---</text:span></text:p>
      <text:p text:style-name="Preformatted_20_Text"/>
      <text:p text:style-name="Preformatted_20_Text"><text:span text:style-name="Source_20_Text"># 2a. Find the "breaks" in the consecutive chain.</text:span></text:p>
      <text:p text:style-name="Preformatted_20_Text"><text:span text:style-name="Source_20_Text"># A new group starts when a session date is *not* consecutive to the previous one.</text:span></text:p>
      <text:p text:style-name="Preformatted_20_Text"><text:span text:style-name="Source_20_Text"># We also include the first row (index 0) as the start of the first group.</text:span></text:p>
      <text:p text:style-name="Preformatted_20_Text"><text:span text:style-name="Source_20_Text"># .ne() is equivalent to !=</text:span></text:p>
      <text:p text:style-name="Preformatted_20_Text"><text:span text:style-name="Source_20_Text">group_break = ~is_consecutive_to_previous</text:span></text:p>
      <text:p text:style-name="Preformatted_20_Text"/>
      <text:p text:style-name="Preformatted_20_Text"><text:soft-page-break/><text:span text:style-name="Source_20_Text"># 2b. Use .cumsum() to assign a unique ID to each group.</text:span></text:p>
      <text:p text:style-name="Preformatted_20_Text"><text:span text:style-name="Source_20_Text"># Whenever group_break is True, cumsum increments the ID.</text:span></text:p>
      <text:p text:style-name="Preformatted_20_Text"><text:span text:style-name="Source_20_Text">df['Group_ID'] = group_break.cumsum()</text:span></text:p>
      <text:p text:style-name="Preformatted_20_Text"/>
      <text:p text:style-name="Preformatted_20_Text"/>
      <text:p text:style-name="Preformatted_20_Text"><text:span text:style-name="Source_20_Text"># --- 3. FILTER TO ONLY INCLUDE DATES THAT ARE PART OF *ANY* CONSECUTIVE SEQUENCE ---</text:span></text:p>
      <text:p text:style-name="Preformatted_20_Text"/>
      <text:p text:style-name="Preformatted_20_Text"><text:span text:style-name="Source_20_Text"># We only want to process groups that have more than one consecutive day.</text:span></text:p>
      <text:p text:style-name="Preformatted_20_Text"><text:span text:style-name="Source_20_Text"># A group must contain at least one date that IS consecutive to a previous date OR</text:span></text:p>
      <text:p text:style-name="Preformatted_20_Text"><text:span text:style-name="Source_20_Text"># be the starting date of a chain that has a subsequent consecutive date.</text:span></text:p>
      <text:p text:style-name="Preformatted_20_Text"><text:span text:style-name="Source_20_Text"># The simplest way is to ensure we only keep groups that have more than one date in total.</text:span></text:p>
      <text:p text:style-name="Preformatted_20_Text"/>
      <text:p text:style-name="Preformatted_20_Text"><text:span text:style-name="Source_20_Text"># We must keep the first date (where is_consecutive_to_previous is False)</text:span></text:p>
      <text:p text:style-name="Preformatted_20_Text"><text:span text:style-name="Source_20_Text"># AND all subsequent dates where is_consecutive_to_previous is True.</text:span></text:p>
      <text:p text:style-name="Preformatted_20_Text"/>
      <text:p text:style-name="Preformatted_20_Text"><text:span text:style-name="Source_20_Text"># The easiest approach is to count the size of each group ID.</text:span></text:p>
      <text:p text:style-name="Preformatted_20_Text"><text:span text:style-name="Source_20_Text">group_sizes = df.groupby('Group_ID').size()</text:span></text:p>
      <text:p text:style-name="Preformatted_20_Text"/>
      <text:p text:style-name="Preformatted_20_Text"><text:span text:style-name="Source_20_Text"># Get the IDs of groups that have 2 or more dates</text:span></text:p>
      <text:p text:style-name="Preformatted_20_Text"><text:span text:style-name="Source_20_Text">long_group_ids = group_sizes[group_sizes &gt;= 2].index</text:span></text:p>
      <text:p text:style-name="Preformatted_20_Text"/>
      <text:p text:style-name="Preformatted_20_Text"><text:span text:style-name="Source_20_Text"># Filter the main DataFrame to keep only the long consecutive groups</text:span></text:p>
      <text:p text:style-name="Preformatted_20_Text"><text:span text:style-name="Source_20_Text">consecutive_df = df[df['Group_ID'].isin(long_group_ids)].copy()</text:span></text:p>
      <text:p text:style-name="Preformatted_20_Text"/>
      <text:p text:style-name="Preformatted_20_Text"/>
      <text:p text:style-name="Preformatted_20_Text"><text:span text:style-name="Source_20_Text"># --- 4. CALCULATE START AND END DATES ---</text:span></text:p>
      <text:p text:style-name="Preformatted_20_Text"><text:span text:style-name="Source_20_Text">date_ranges = consecutive_df.groupby('Group_ID')['SessionDate'].agg(</text:span></text:p>
      <text:p text:style-name="Preformatted_20_Text"><text:span text:style-name="Source_20_Text"><text:s text:c="4"/>Start_Date='min',</text:span></text:p>
      <text:p text:style-name="Preformatted_20_Text"><text:span text:style-name="Source_20_Text"><text:s text:c="4"/>End_Date='max',</text:span></text:p>
      <text:p text:style-name="Preformatted_20_Text"><text:span text:style-name="Source_20_Text"><text:s text:c="4"/>Count='size'</text:span></text:p>
      <text:p text:style-name="Preformatted_20_Text"><text:span text:style-name="Source_20_Text">).reset_index(drop=True)</text:span></text:p>
      <text:p text:style-name="Preformatted_20_Text"/>
      <text:p text:style-name="Preformatted_20_Text"/>
      <text:p text:style-name="Preformatted_20_Text"><text:span text:style-name="Source_20_Text">print("\n--- Date Ranges of Consecutive Sessions (Workdays/Holidays Skipped) ---")</text:span></text:p>
      <text:p text:style-name="P9"><text:span text:style-name="Source_20_Text">print(date_ranges)</text:span></text:p>
      <text:h text:style-name="Heading_20_2" text:outline-level="2">Explanation of Grouping Logic</text:h>
      <text:list text:style-name="L4">
        <text:list-item>
          <text:p text:style-name="P10"><text:span text:style-name="Source_20_Text"><text:span text:style-name="T3">is_consecutive_to_previous</text:span></text:span>: This Boolean Series is the foundation. It tells us if the <text:span text:style-name="T3">current row is a continuation</text:span> of the sequence (<text:span text:style-name="Source_20_Text">True</text:span>) or the <text:span text:style-name="T3">start of a new sequence</text:span> (<text:span text:style-name="Source_20_Text">False</text:span>, including the very first row).</text:p>
          <text:list>
            <text:list-item>
              <text:p text:style-name="P10"><text:span text:style-name="T4">Example:</text:span> <text:span text:style-name="Source_20_Text">[False, True, True, True, True, False]</text:span></text:p>
            </text:list-item>
          </text:list>
        </text:list-item>
        <text:list-item>
          <text:p text:style-name="P10"><text:span text:style-name="Source_20_Text"><text:span text:style-name="T3">group_break = ~is_consecutive_to_previous</text:span></text:span>: We invert the logic. A break occurs whenever a session is <text:span text:style-name="T3">not</text:span> consecutive.</text:p>
          <text:list>
            <text:list-item>
              <text:p text:style-name="P10"><text:span text:style-name="T4">Example:</text:span> <text:span text:style-name="Source_20_Text">[True, False, False, False, False, True]</text:span></text:p>
            </text:list-item>
          </text:list>
        </text:list-item>
        <text:list-item>
          <text:p text:style-name="P10"><text:span text:style-name="Source_20_Text"><text:span text:style-name="T3">df['Group_ID'] = group_break.cumsum()</text:span></text:span>: The cumulative sum is the trick.</text:p>
          <text:list>
            <text:list-item>
              <text:p text:style-name="P10">The first <text:span text:style-name="Source_20_Text">True</text:span> results in <text:span text:style-name="Source_20_Text">1</text:span>.</text:p>
            </text:list-item>
            <text:list-item>
              <text:p text:style-name="P10"><text:soft-page-break/>The next four <text:span text:style-name="Source_20_Text">False</text:span> values keep the <text:span text:style-name="Source_20_Text">cumsum</text:span> at <text:span text:style-name="Source_20_Text">1</text:span> (because <text:span text:style-name="Source_20_Text">False</text:span> = 0).</text:p>
            </text:list-item>
            <text:list-item>
              <text:p text:style-name="P10">The final <text:span text:style-name="Source_20_Text">True</text:span> results in <text:span text:style-name="Source_20_Text">2</text:span>.</text:p>
            </text:list-item>
            <text:list-item>
              <text:p text:style-name="P10"><text:span text:style-name="T4">Example:</text:span> The resulting <text:span text:style-name="Source_20_Text">Group_ID</text:span> column is <text:span text:style-name="Source_20_Text">[1, 1, 1, 1, 1, 2]</text:span>. This successfully groups all the consecutive dates (<text:span text:style-name="Source_20_Text">2024-04-01</text:span> to <text:span text:style-name="Source_20_Text">2024-04-04</text:span>) under ID <text:span text:style-name="T3">1</text:span>.</text:p>
            </text:list-item>
          </text:list>
        </text:list-item>
        <text:list-item>
          <text:p text:style-name="P10"><text:span text:style-name="T3">Filtering (</text:span><text:span text:style-name="Source_20_Text"><text:span text:style-name="T3">long_group_ids</text:span></text:span><text:span text:style-name="T3">)</text:span>: We must remove any group that only contains a single, isolated session (like the <text:span text:style-name="Source_20_Text">2024-04-09</text:span> session, which is group ID 2). We find groups with a size of 2 or more.</text:p>
        </text:list-item>
        <text:list-item>
          <text:p text:style-name="P10"><text:span text:style-name="T3">Aggregation (</text:span><text:span text:style-name="Source_20_Text"><text:span text:style-name="T3">date_ranges</text:span></text:span><text:span text:style-name="T3">)</text:span>: Finally, we group the filtered DataFrame by the new <text:span text:style-name="Source_20_Text">Group_ID</text:span> and use the <text:span text:style-name="Source_20_Text">.agg()</text:span> method to find the <text:span text:style-name="Source_20_Text">min</text:span> date (Start Date) and the <text:span text:style-name="Source_20_Text">max</text:span> date (End Date) for each group, providing the requested date range.</text:p>
        </text:list-item>
      </text:list>
      <text:h text:style-name="Heading_20_3" text:outline-level="3">Sample Output Breakdown:</text:h>
      <text:p text:style-name="Text_20_body">For the sample data, the output would be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Contents">Start_Date</text:p>
            </table:table-cell>
            <table:table-cell table:style-name="Table2.A1" office:value-type="string">
              <text:p text:style-name="Table_20_Contents">End_Date</text:p>
            </table:table-cell>
            <table:table-cell table:style-name="Table2.A1" office:value-type="string">
              <text:p text:style-name="Table_20_Contents">Count</text:p>
            </table:table-cell>
          </table:table-row>
        </table:table-header-rows>
        <table:table-row>
          <table:table-cell table:style-name="Table2.A1" office:value-type="string">
            <text:p text:style-name="Table_20_Contents">2024-03-29</text:p>
          </table:table-cell>
          <table:table-cell table:style-name="Table2.A1" office:value-type="string">
            <text:p text:style-name="Table_20_Contents">2024-04-04</text:p>
          </table:table-cell>
          <table:table-cell table:style-name="Table2.A1" office:value-type="string">
            <text:p text:style-name="Table_20_Contents">5</text:p>
          </table:table-cell>
        </table:table-row>
      </table:table>
      <text:p text:style-name="Text_20_body">Export to Sheets</text:p>
      <text:list text:style-name="L5">
        <text:list-item>
          <text:p text:style-name="P11"><text:span text:style-name="T3">2024-03-29</text:span> (Holiday) to <text:span text:style-name="T3">2024-04-04</text:span> is the consecutive period because the holiday (<text:span text:style-name="Source_20_Text">2024-03-29</text:span>) and the weekend were successfully skipped by the <text:span text:style-name="Source_20_Text">CustomBusinessDay</text:span> logic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2:04:22.390265200</meta:creation-date>
    <dc:date>2025-09-20T15:25:22.063686000</dc:date>
    <meta:editing-duration>P1DT3H31S</meta:editing-duration>
    <meta:editing-cycles>1</meta:editing-cycles>
    <meta:document-statistic meta:table-count="2" meta:image-count="0" meta:object-count="0" meta:page-count="6" meta:paragraph-count="146" meta:word-count="1351" meta:character-count="9067" meta:non-whitespace-character-count="7813"/>
    <meta:generator>LibreOffice/25.2.5.2$Windows_X86_64 LibreOffice_project/03d19516eb2e1dd5d4ccd751a0d6f35f35e08022</meta:generator>
  </office:meta>
</office:document-meta>
</file>